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a51f" officeooo:paragraph-rsid="0018a51f"/>
    </style:style>
    <style:style style:name="P2" style:family="paragraph">
      <style:paragraph-properties fo:text-align="center"/>
    </style: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3075in" fo:min-width="0.4016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0.2709in" fo:min-width="0.2764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0.2661in" fo:min-width="0.428in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0.2083in" fo:min-width="0.3492in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0.3236in" fo:min-width="0.3654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Notes - </text:p>
      <text:p text:style-name="P1"/>
      <text:p text:style-name="P1">Notes: </text:p>
      <text:p text:style-name="P1">Lines and Curves </text:p>
      <text:p text:style-name="P1">A process from elements to pixels. </text:p>
      <text:p text:style-name="P1">Digital difference algorithm, this is used for drawing a line. </text:p>
      <text:p text:style-name="P1"/>
      <text:p text:style-name="P1">ISA Protocols </text:p>
      <text:p text:style-name="P1"><text:line-break/>Distance vector routing</text:p>
      <text:p text:style-name="P1"/>
      <text:p text:style-name="P1">Imagine we have a network of </text:p>
      <text:p text:style-name="P1"/>
      <text:p text:style-name="P1">Autonomous System. </text:p>
      <text:p text:style-name="P1">Backbone Area <text:tab/><text:tab/><text:tab/> <text:s text:c="7"/></text:p>
      <text:p text:style-name="P1">Boundary Router </text:p>
      <text:p text:style-name="P1"><draw:custom-shape text:anchor-type="paragraph" draw:z-index="0" draw:name="Shape 1" draw:style-name="gr6" svg:width="0.7295in" svg:height="0.6461in" svg:x="2.7217in" svg:y="0.0091in"><text:p>Area 0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1" draw:name="Shape 2" draw:style-name="gr5" svg:width="0.698in" svg:height="0.4169in" svg:x="3.4091in" svg:y="0.9571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2" draw:name="Shape 3" draw:style-name="gr4" svg:width="0.8543in" svg:height="0.5315in" svg:x="1.8256in" svg:y="0.9047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3" draw:name="Line 1" draw:style-name="gr1" draw:text-style-name="P2" svg:x1="3.2736in" svg:y1="0.6547in" svg:x2="3.5445in" svg:y2="0.9567in"><text:p/></draw:line><draw:line text:anchor-type="paragraph" draw:z-index="4" draw:name="Line 2" draw:style-name="gr1" draw:text-style-name="P2" svg:x1="2.8362in" svg:y1="0.6547in" svg:x2="2.5134in" svg:y2="0.9567in"><text:p/></draw:line><draw:line text:anchor-type="paragraph" draw:z-index="5" draw:name="Line 3" draw:style-name="gr1" draw:text-style-name="P2" svg:x1="2.0028in" svg:y1="1.4362in" svg:x2="1.4717in" svg:y2="2.2488in"><text:p/></draw:line><draw:custom-shape text:anchor-type="paragraph" draw:z-index="6" draw:name="Shape 4" draw:style-name="gr3" svg:width="0.5524in" svg:height="0.5421in" svg:x="1.128in" svg:y="2.228in"><text:p>Area 1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7" draw:name="Line 4" draw:style-name="gr1" draw:text-style-name="P2" svg:x1="3.9091in" svg:y1="1.4256in" svg:x2="4.3571in" svg:y2="2.2067in"><text:p/></draw:line><draw:custom-shape text:anchor-type="paragraph" draw:z-index="8" draw:name="Shape 5" draw:style-name="gr2" svg:width="0.8024in" svg:height="0.615in" svg:x="4.1902in" svg:y="2.1445in"><text:p>Area 2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9" draw:name="Line 5" draw:style-name="gr1" draw:text-style-name="P2" svg:x1="2.7945in" svg:y1="1.1756in" svg:x2="3.3362in" svg:y2="1.1858in"><text:p/></draw:line>Area Border Router. 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iddle boxes are a computing tool that transforms. Inspects, filters, and manipulates traffic for purposes other than packet forwarding. </text:p>
      <text:p text:style-name="P1"/>
      <text:p text:style-name="P1">Software defined network – Architecture – SDN control data switches</text:p>
      <text:p text:style-name="P1"><text:s/></text:p>
      <text:p text:style-name="P1">Control Plane</text:p>
      <text:p text:style-name="P1">Network control Application: </text:p>
      <text:p text:style-name="P1">routing, network control, load balancer, firewall.</text:p>
      <text:p text:style-name="P1">------------------------------------------------- Northbound API </text:p>
      <text:p text:style-name="P1">Data Plane – SDN Controlled Switches </text:p>
      <text:p text:style-name="P1">------------------------------------------------- Southbound API – Openflow Protocol </text:p>
      <text:p text:style-name="P1"/>
      <text:p text:style-name="P1">We have used Openflow Protocol in Flow Tables! </text:p>
      <text:p text:style-name="P1"/>
      <text:p text:style-name="P1">When analyzing a router - </text:p>
      <text:p text:style-name="P1">packets sent </text:p>
      <text:p text:style-name="P1">Address of router</text:p>
      <text:p text:style-name="P1">load on router </text:p>
      <text:p text:style-name="P1">processor usage </text:p>
      <text:p text:style-name="P1"><text:soft-page-break/>memory usage </text:p>
      <text:p text:style-name="P1">configuration </text:p>
      <text:p text:style-name="P1">power supplying </text:p>
      <text:p text:style-name="P1">fan </text:p>
      <text:p text:style-name="P1"/>
      <text:p text:style-name="P1">How do you know the router is alive? SNMP, simple network, we need to have a network mangement</text:p>
      <text:p text:style-name="P1">Network Management Server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5T10:30:42.086911696</meta:creation-date>
    <dc:date>2024-04-25T13:13:21.017851740</dc:date>
    <meta:editing-duration>PT2H42M39S</meta:editing-duration>
    <meta:editing-cycles>1</meta:editing-cycles>
    <meta:document-statistic meta:table-count="0" meta:image-count="0" meta:object-count="0" meta:page-count="2" meta:paragraph-count="33" meta:word-count="143" meta:character-count="1063" meta:non-whitespace-character-count="908"/>
    <meta:generator>LibreOffice/7.6.4.1$Linux_X86_64 LibreOffice_project/60$Build-1</meta:generator>
  </office:meta>
</office:document-meta>
</file>